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end" style:justify-single-word="false" style:writing-mode="lr-tb"/>
      <style:text-properties officeooo:paragraph-rsid="000a8ed1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officeooo:paragraph-rsid="000a8ed1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a8ed1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a8ed1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officeooo:paragraph-rsid="000a8ed1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a8ed1"/>
    </style:style>
    <style:style style:name="P7" style:family="paragraph" style:parent-style-name="Standard">
      <style:paragraph-properties fo:margin-left="1.199cm" fo:margin-right="0cm" fo:text-align="start" style:justify-single-word="false" fo:text-indent="0cm" style:auto-text-indent="false" style:writing-mode="lr-tb">
        <style:tab-stops>
          <style:tab-stop style:position="13.614cm"/>
        </style:tab-stops>
      </style:paragraph-properties>
      <style:text-properties officeooo:paragraph-rsid="000a8ed1"/>
    </style:style>
    <style:style style:name="P8" style:family="paragraph" style:parent-style-name="Standard">
      <style:paragraph-properties fo:margin-left="2.101cm" fo:margin-right="0cm" fo:text-align="start" style:justify-single-word="false" fo:text-indent="0cm" style:auto-text-indent="false" style:writing-mode="lr-tb">
        <style:tab-stops>
          <style:tab-stop style:position="13.61cm"/>
          <style:tab-stop style:position="15.711cm"/>
        </style:tab-stops>
      </style:paragraph-properties>
      <style:text-properties officeooo:paragraph-rsid="000a8ed1"/>
    </style:style>
    <style:style style:name="P9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center" style:justify-single-word="false" style:writing-mode="lr-tb"/>
      <style:text-properties fo:language="en" fo:country="US" officeooo:paragraph-rsid="000a8ed1"/>
    </style:style>
    <style:style style:name="P12" style:family="paragraph" style:parent-style-name="Heading_20_1">
      <style:text-properties officeooo:rsid="001c8d82" officeooo:paragraph-rsid="001c8d82"/>
    </style:style>
    <style:style style:name="P13" style:family="paragraph" style:parent-style-name="Text_20_body">
      <style:paragraph-properties fo:margin-left="0cm" fo:text-indent="0cm" style:auto-text-indent="false"/>
      <style:text-properties officeooo:paragraph-rsid="001c8d82"/>
    </style:style>
    <style:style style:name="P14" style:family="paragraph" style:parent-style-name="Code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5" style:family="paragraph" style:parent-style-name="Code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16" style:family="paragraph" style:parent-style-name="Text_20_body">
      <style:paragraph-properties fo:margin-left="0cm" fo:text-indent="0cm" style:auto-text-indent="false"/>
      <style:text-properties fo:color="#000000" loext:opacity="100%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loext:char-shading-value="0" style:font-size-asian="14pt" style:font-size-complex="14pt"/>
    </style:style>
    <style:style style:name="T7" style:family="text">
      <style:text-properties fo:font-size="14pt" style:text-underline-style="none" officeooo:rsid="000baf2a" fo:background-color="transparent" loext:char-shading-value="0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c6885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language="en" fo:country="US"/>
    </style:style>
    <style:style style:name="T13" style:family="text">
      <style:text-properties officeooo:rsid="00143b2a"/>
    </style:style>
    <style:style style:name="T14" style:family="text">
      <style:text-properties officeooo:rsid="0015d969"/>
    </style:style>
    <style:style style:name="T15" style:family="text">
      <style:text-properties fo:color="#000000" loext:opacity="100%" fo:font-weight="bold"/>
    </style:style>
    <style:style style:name="T16" style:family="text">
      <style:text-properties fo:color="#000000" loext:opacity="100%"/>
    </style:style>
    <style:style style:name="T17" style:family="text">
      <style:text-properties fo:color="#666666" loext:opacity="100%" fo:font-style="italic" fo:font-weight="bold"/>
    </style:style>
    <style:style style:name="T18" style:family="text">
      <style:text-properties fo:color="#666666" loext:opacity="100%" fo:font-style="italic"/>
    </style:style>
    <style:style style:name="T19" style:family="text">
      <style:text-properties fo:color="#000000" loext:opacity="100%" fo:font-style="normal" style:text-underline-style="none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/></text:p>
      <text:p text:style-name="P2" loext:marker-style-name="T1"/>
      <text:p text:style-name="P3" loext:marker-style-name="T1"><text:span text:style-name="T3">НАЦІОНАЛЬНИЙ ТЕХНІЧНИЙ УНІВЕРСИТЕТ УКРАЇНИ</text:span></text:p>
      <text:p text:style-name="P3" loext:marker-style-name="T1"><text:span text:style-name="T3">«КИЇВСЬКИЙ ПОЛІТЕХНІЧНИЙ ІНСТИТУТ <text:s/>ІМЕНІ <text:s/>ІГОРЯ</text:span></text:p>
      <text:p text:style-name="P3" loext:marker-style-name="T1"><text:span text:style-name="T3">СІКОРСЬКОГО»</text:span></text:p>
      <text:p text:style-name="P3" loext:marker-style-name="T1"><text:span text:style-name="T4">Факультет інформатики та обчислювальної техніки</text:span></text:p>
      <text:p text:style-name="P3" loext:marker-style-name="T1"><text:span text:style-name="T4">Кафедра інформатики та програмної інженерії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3">Лабораторна робота № 1</text:span></text:p>
      <text:p text:style-name="P3" loext:marker-style-name="T5"><text:span text:style-name="T5">ПРОЄКТУВАННЯ ТА СПЕЦИФІКАЦІЯ <text:line-break/>ПРОСТОЇ ІМПЕРАТИВНОЇ МОВИ ПРОГРАМУВАННЯ <text:line-break/>ЗАГАЛЬНОГО ПРИЗНАЧЕННЯ</text:span></text:p>
      <text:p text:style-name="P3" loext:marker-style-name="T5"><text:span text:style-name="T5">(з дисципліни «Побудова компіляторів»)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/>
      <text:p text:style-name="P6" loext:marker-style-name="T5"><text:span text:style-name="T5">Звіт ст</text:span><text:span text:style-name="T6">удент</text:span><text:span text:style-name="T7">а</text:span><text:span text:style-name="T6"> І </text:span><text:span text:style-name="T5">курсу, групи </text:span><text:span text:style-name="T6">ІП-51мн</text:span></text:p>
      <text:p text:style-name="P6" loext:marker-style-name="T5"><text:span text:style-name="T5">спеціальності </text:span><text:span text:style-name="T8">F2</text:span><text:span text:style-name="T5"> Інженерія програмного забезпечення</text:span></text:p>
      <text:p text:style-name="P6"><text:span text:style-name="T9"><text:s text:c="13"/></text:span><text:span text:style-name="T10">Панченко С. В. <text:s text:c="39"/></text:span><text:s/><text:tab/><text:tab/><text:tab/><text:tab/><text:span text:style-name="T9"> <text:s text:c="27"/></text:span></text:p>
      <text:p text:style-name="P7" loext:marker-style-name="T11"><text:span text:style-name="T11">(Прізвище, ім’я, по батькові)<text:tab/>(Підпис)</text:span></text:p>
      <text:p text:style-name="P6"/>
      <text:p text:style-name="P6"/>
      <text:p text:style-name="P6">Перевірив: <text:span text:style-name="T9"><text:s text:c="3"/>доцент, к.т.н. Стативка Ю.І. <text:s text:c="9"/></text:span><text:s/><text:tab/><text:tab/><text:tab/><text:tab/><text:span text:style-name="T9"> <text:s text:c="27"/></text:span></text:p>
      <text:p text:style-name="P8" loext:marker-style-name="T11"><text:span text:style-name="T11">(Посада, науковий ступінь, прізвище та ініціали) <text:s text:c="96"/>(Підпис)</text:span></text:p>
      <text:p text:style-name="P6"/>
      <text:p text:style-name="P6"/>
      <text:p text:style-name="P6"/>
      <text:p text:style-name="P6"/>
      <text:p text:style-name="P6"/>
      <text:p text:style-name="P6"/>
      <text:p text:style-name="P3">Київ – 202<text:span text:style-name="T12">5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Зміст</text:p>
          </text:index-title>
          <text:p text:style-name="P9"><text:a xlink:type="simple" xlink:href="#__RefHeading___Toc596_3436762079" office:name="Виконання" text:style-name="Index_20_Link" text:visited-style-name="Index_20_Link">1 Виконання<text:tab/>3</text:a></text:p>
          <text:p text:style-name="P10"><text:a xlink:type="simple" xlink:href="#__RefHeading___Toc598_3436762079" office:name="Визначення граматики" text:style-name="Index_20_Link" text:visited-style-name="Index_20_Link">1.1 Визначення граматики<text:tab/>3</text:a></text:p>
          <text:p text:style-name="P10"><text:a xlink:type="simple" xlink:href="#__RefHeading___Toc612_3436762079" office:name="Приклад мови" text:style-name="Index_20_Link" text:visited-style-name="Index_20_Link">1.2 Приклад мови<text:tab/>4</text:a></text:p>
          <text:p text:style-name="P10"><text:a xlink:type="simple" xlink:href="#__RefHeading___Toc629_3436762079" office:name="Діаграми" text:style-name="Index_20_Link" text:visited-style-name="Index_20_Link">1.3 Діаграми<text:tab/>4</text:a></text:p>
        </text:index-body>
      </text:table-of-content>
      <text:p text:style-name="P11"/>
      <text:h text:style-name="P12" text:outline-level="1"><text:bookmark-start text:name="__RefHeading___Toc596_3436762079"/>Виконання<text:bookmark-end text:name="__RefHeading___Toc596_3436762079"/></text:h>
      <text:h text:style-name="Heading_20_2" text:outline-level="2"><text:bookmark-start text:name="__RefHeading___Toc598_3436762079"/>Визначення граматики<text:bookmark-end text:name="__RefHeading___Toc598_3436762079"/></text:h>
      <text:p text:style-name="P13"><text:span text:style-name="T13">Визначимо </text:span><text:span text:style-name="T14">граматику</text:span><text:span text:style-name="T13"> мови lab у форматі ANTLR4.</text:span></text:p>
      <text:p text:style-name="P14"><text:span text:style-name="T15">grammar</text:span><text:span text:style-name="T16"> </text:span><text:span text:style-name="T17">lab</text:span><text:span text:style-name="T16">;</text:span></text:p>
      <text:p text:style-name="P15"/>
      <text:p text:style-name="P14"><text:span text:style-name="T16">WS: [ \t\r\n]+ -&gt; </text:span><text:span text:style-name="T17">skip</text:span><text:span text:style-name="T16">;</text:span></text:p>
      <text:p text:style-name="P15"/>
      <text:p text:style-name="P14"><text:span text:style-name="T16">TYPE: </text:span><text:span text:style-name="T17">TYPE_INTEGER</text:span><text:span text:style-name="T16"> | </text:span><text:span text:style-name="T17">TYPE_REAL</text:span><text:span text:style-name="T16"> | </text:span><text:span text:style-name="T17">TYPE_STRING</text:span><text:span text:style-name="T16"> | </text:span><text:span text:style-name="T17">TYPE_BOOL</text:span><text:span text:style-name="T16">;</text:span></text:p>
      <text:p text:style-name="P15"/>
      <text:p text:style-name="P14"><text:span text:style-name="T16">TYPE_INTEGER: </text:span><text:span text:style-name="T18">'int'</text:span><text:span text:style-name="T16">;</text:span></text:p>
      <text:p text:style-name="P14"><text:span text:style-name="T16">TYPE_REAL: </text:span><text:span text:style-name="T18">'real'</text:span><text:span text:style-name="T16">;</text:span></text:p>
      <text:p text:style-name="P14"><text:span text:style-name="T16">TYPE_STRING: </text:span><text:span text:style-name="T18">'string'</text:span><text:span text:style-name="T16">;</text:span></text:p>
      <text:p text:style-name="P14"><text:span text:style-name="T16">TYPE_BOOL: </text:span><text:span text:style-name="T18">'bool'</text:span><text:span text:style-name="T16">;</text:span></text:p>
      <text:p text:style-name="P14"><text:span text:style-name="T16">KEYWORD_FN: </text:span><text:span text:style-name="T18">'fn'</text:span><text:span text:style-name="T16">;</text:span></text:p>
      <text:p text:style-name="P14"><text:span text:style-name="T16">KEYWORD_LET: </text:span><text:span text:style-name="T18">'let'</text:span><text:span text:style-name="T16">;</text:span></text:p>
      <text:p text:style-name="P14"><text:span text:style-name="T16">KEYWORD_IF: </text:span><text:span text:style-name="T18">'if'</text:span><text:span text:style-name="T16">;</text:span></text:p>
      <text:p text:style-name="P14"><text:span text:style-name="T16">KEYWORD_WHILE: </text:span><text:span text:style-name="T18">'while'</text:span><text:span text:style-name="T16">;</text:span></text:p>
      <text:p text:style-name="P14"><text:span text:style-name="T16">LPAREN: </text:span><text:span text:style-name="T18">'('</text:span><text:span text:style-name="T16">;</text:span></text:p>
      <text:p text:style-name="P14"><text:span text:style-name="T16">RPAREN: </text:span><text:span text:style-name="T18">')'</text:span><text:span text:style-name="T16">;</text:span></text:p>
      <text:p text:style-name="P15"/>
      <text:p text:style-name="P15">statement<text:span text:style-name="T19"/></text:p>
      <text:p text:style-name="P14"><text:span text:style-name="T16"><text:s text:c="2"/>: </text:span><text:span text:style-name="T17">statementVariableDeclaration</text:span></text:p>
      <text:p text:style-name="P14"><text:span text:style-name="T16"><text:s text:c="2"/>| </text:span><text:span text:style-name="T17">statementIf</text:span></text:p>
      <text:p text:style-name="P14"><text:span text:style-name="T16"><text:s text:c="2"/>| </text:span><text:span text:style-name="T17">statementWhile</text:span></text:p>
      <text:p text:style-name="P14"><text:span text:style-name="T16"><text:s text:c="2"/>| </text:span><text:span text:style-name="T17">expressionFunctionCall</text:span></text:p>
      <text:p text:style-name="P14"><text:span text:style-name="T16"><text:s text:c="2"/>;</text:span><text:span text:style-name="T19"/></text:p>
      <text:p text:style-name="P15"/>
      <text:p text:style-name="P14"><text:span text:style-name="T16">functionCallArgument: </text:span><text:span text:style-name="T17">LITERAL</text:span><text:span text:style-name="T16"> | </text:span><text:span text:style-name="T17">ID</text:span><text:span text:style-name="T16"> | </text:span><text:span text:style-name="T17">expressionFunctionCall</text:span><text:span text:style-name="T16">;</text:span></text:p>
      <text:p text:style-name="P14"><text:span text:style-name="T16">expressionFunctionCall: </text:span><text:span text:style-name="T17">LPAREN</text:span><text:span text:style-name="T16"> </text:span><text:span text:style-name="T17">ID</text:span><text:span text:style-name="T16"> </text:span><text:span text:style-name="T17">functionCallArgument</text:span><text:span text:style-name="T16">* </text:span><text:span text:style-name="T17">RPAREN</text:span><text:span text:style-name="T16">;</text:span></text:p>
      <text:p text:style-name="P14"><text:span text:style-name="T16">statementVariableDeclaration: </text:span><text:span text:style-name="T17">LPAREN</text:span><text:span text:style-name="T16"> </text:span><text:span text:style-name="T17">KEYWORD_LET</text:span><text:span text:style-name="T16"> </text:span><text:span text:style-name="T17">ID</text:span><text:span text:style-name="T16"> </text:span><text:span text:style-name="T17">functionCallArgument</text:span><text:span text:style-name="T16"> </text:span><text:span text:style-name="T17">RPAREN</text:span><text:span text:style-name="T16">;</text:span></text:p>
      <text:p text:style-name="P14"><text:span text:style-name="T16">statementsList: </text:span><text:span text:style-name="T17">LPAREN</text:span><text:span text:style-name="T16"> </text:span><text:span text:style-name="T17">statement</text:span><text:span text:style-name="T16">* </text:span><text:span text:style-name="T17">RPAREN</text:span><text:span text:style-name="T16">;</text:span></text:p>
      <text:p text:style-name="P14"><text:span text:style-name="T16">statementIf: </text:span><text:span text:style-name="T17">LPAREN</text:span><text:span text:style-name="T16"> </text:span><text:span text:style-name="T17">KEYWORD_IF</text:span><text:span text:style-name="T16"> </text:span><text:span text:style-name="T17">expressionFunctionCall</text:span><text:span text:style-name="T16"> </text:span><text:span text:style-name="T17">statementsList</text:span><text:span text:style-name="T16"> </text:span><text:span text:style-name="T17">statementsList</text:span><text:span text:style-name="T16"> </text:span><text:span text:style-name="T17">RPAREN</text:span><text:span text:style-name="T16">;</text:span></text:p>
      <text:p text:style-name="P14"><text:span text:style-name="T16">statementWhile: </text:span><text:span text:style-name="T17">LPAREN</text:span><text:span text:style-name="T16"> </text:span><text:span text:style-name="T17">KEYWORD_WHILE</text:span><text:span text:style-name="T16"> </text:span><text:span text:style-name="T17">expressionFunctionCall</text:span><text:span text:style-name="T16"> </text:span><text:span text:style-name="T17">statementsList</text:span><text:span text:style-name="T16"> </text:span><text:span text:style-name="T17">RPAREN</text:span><text:span text:style-name="T16">;</text:span></text:p>
      <text:p text:style-name="P15"/>
      <text:p text:style-name="P14"><text:span text:style-name="T16">funcParam: </text:span><text:span text:style-name="T17">LPAREN</text:span><text:span text:style-name="T16"> </text:span><text:span text:style-name="T17">ID</text:span><text:span text:style-name="T16"> </text:span><text:span text:style-name="T17">TYPE</text:span><text:span text:style-name="T16"> </text:span><text:span text:style-name="T17">RPAREN</text:span><text:span text:style-name="T16">;</text:span></text:p>
      <text:p text:style-name="P14"><text:span text:style-name="T16">funcParamList: </text:span><text:span text:style-name="T17">funcParam</text:span><text:span text:style-name="T16">+;</text:span></text:p>
      <text:p text:style-name="P14"><text:span text:style-name="T16">funcDef: </text:span><text:span text:style-name="T17">LPAREN</text:span><text:span text:style-name="T16"> </text:span><text:span text:style-name="T17">KEYWORD_FN</text:span><text:span text:style-name="T16"> </text:span><text:span text:style-name="T17">ID</text:span><text:span text:style-name="T16"> </text:span><text:span text:style-name="T17">LPAREN</text:span><text:span text:style-name="T16"> </text:span><text:span text:style-name="T17">funcParamList</text:span><text:span text:style-name="T16">? </text:span><text:span text:style-name="T17">RPAREN</text:span><text:span text:style-name="T16"> </text:span><text:span text:style-name="T17">statementsList</text:span><text:span text:style-name="T16"> </text:span><text:span text:style-name="T17">RPAREN</text:span><text:span text:style-name="T16">;</text:span></text:p>
      <text:p text:style-name="P15"/>
      <text:p text:style-name="P14"><text:span text:style-name="T16">program: </text:span><text:span text:style-name="T17">funcDef</text:span><text:span text:style-name="T16">+;</text:span></text:p>
      <text:p text:style-name="P15"/>
      <text:p text:style-name="P14"><text:soft-page-break/><text:span text:style-name="T16">LITERAL: </text:span><text:span text:style-name="T17">LITERAL_BOOL</text:span><text:span text:style-name="T16"> | </text:span><text:span text:style-name="T17">LITERAL_REAL</text:span><text:span text:style-name="T16"> | </text:span><text:span text:style-name="T17">LITERAL_INTEGER</text:span><text:span text:style-name="T16"> | </text:span><text:span text:style-name="T17">LITERAL_STRING</text:span><text:span text:style-name="T16">;</text:span></text:p>
      <text:p text:style-name="P14"><text:span text:style-name="T16">LITERAL_BOOL: </text:span><text:span text:style-name="T18">'true'</text:span><text:span text:style-name="T16"> | </text:span><text:span text:style-name="T18">'false'</text:span><text:span text:style-name="T16">;</text:span></text:p>
      <text:p text:style-name="P14"><text:span text:style-name="T16">LITERAL_REAL: </text:span><text:span text:style-name="T17">DIGIT</text:span><text:span text:style-name="T16">+ </text:span><text:span text:style-name="T18">'.'</text:span><text:span text:style-name="T16"> </text:span><text:span text:style-name="T17">DIGIT</text:span><text:span text:style-name="T16">* | </text:span><text:span text:style-name="T18">'.'</text:span><text:span text:style-name="T16"> </text:span><text:span text:style-name="T17">DIGIT</text:span><text:span text:style-name="T16">+;</text:span></text:p>
      <text:p text:style-name="P14"><text:span text:style-name="T16">LITERAL_INTEGER: </text:span><text:span text:style-name="T17">DIGIT</text:span><text:span text:style-name="T16">+;</text:span></text:p>
      <text:p text:style-name="P14"><text:span text:style-name="T16">LITERAL_STRING: </text:span><text:span text:style-name="T18">'"'</text:span><text:span text:style-name="T16"> ( ~["\\\r\n] | '\\' . )* '"';</text:span></text:p>
      <text:p text:style-name="P15"/>
      <text:p text:style-name="P15">ID : [a-zA-Z_+\-*/^&lt;&gt;=]+;</text:p>
      <text:p text:style-name="P15">fragment DIGIT : [0-9];</text:p>
      <text:p text:style-name="P16"/>
      <text:h text:style-name="Heading_20_2" text:outline-level="2"><text:bookmark-start text:name="__RefHeading___Toc612_3436762079"/>Приклад мови<text:bookmark-end text:name="__RefHeading___Toc612_3436762079"/></text:h>
      <text:p text:style-name="Code">(fn otherfunc () (</text:p>
      <text:p text:style-name="Code"><text:s text:c="4"/>(display (** 2 6))</text:p>
      <text:p text:style-name="Code">))</text:p>
      <text:p text:style-name="Code"/>
      <text:p text:style-name="Code">(fn main ((a int) (b real) (c string)) (</text:p>
      <text:p text:style-name="Code"><text:s text:c="4"/>(let d (concat c "Hello KPI"))</text:p>
      <text:p text:style-name="Code"><text:s text:c="4"/>(if (&lt;= 55 104) (</text:p>
      <text:p text:style-name="Code"><text:s text:c="8"/>(display (concat d "I AM TRUE"))</text:p>
      <text:p text:style-name="Code"><text:s text:c="4"/>) (</text:p>
      <text:p text:style-name="Code"><text:s text:c="8"/>(display (concat d "I AM FALSE"))</text:p>
      <text:p text:style-name="Code"><text:s text:c="4"/>))</text:p>
      <text:p text:style-name="Code"><text:s text:c="4"/>(let i 0)</text:p>
      <text:p text:style-name="Code"><text:s text:c="4"/>(while (le i 5) (</text:p>
      <text:p text:style-name="Code"><text:s text:c="8"/>(display (* 2 (- a (/ i b))))</text:p>
      <text:p text:style-name="Code"><text:s text:c="8"/>(set i (+ i 1))</text:p>
      <text:p text:style-name="Code"><text:s text:c="4"/>))</text:p>
      <text:p text:style-name="Code">))</text:p>
      <text:h text:style-name="Heading_20_2" text:outline-level="2"><text:bookmark-start text:name="__RefHeading___Toc629_3436762079"/>Діаграми<text:bookmark-end text:name="__RefHeading___Toc629_3436762079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style-name="Regular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 style:master-page-name="">
      <style:paragraph-properties fo:margin-left="0cm" fo:text-indent="0cm" style:auto-text-indent="false" style:page-number="auto" text:number-lines="false" text:line-number="0"/>
      <style:text-properties style:font-name="Times New Roman" fo:font-family="'Times New Roman'" style:font-style-name="Regular" style:font-family-generic="roman" fo:font-size="14pt" fo:font-weight="normal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fo:text-transform="uppercase" fo:font-size="14pt" fo:font-weight="normal" style:font-size-asian="18pt" style:font-weight-asian="bold" style:font-size-complex="1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fo:font-size="14pt" fo:font-weight="normal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16:30.270397438</meta:creation-date>
    <meta:generator>LibreOffice/25.8.1.1$Linux_X86_64 LibreOffice_project/580$Build-1</meta:generator>
    <dc:date>2025-09-14T23:41:16.315193871</dc:date>
    <meta:editing-duration>PT32M8S</meta:editing-duration>
    <meta:editing-cycles>16</meta:editing-cycles>
    <meta:print-date>2025-09-14T23:42:56.842551569</meta:print-date>
    <meta:printed-by>PDF files</meta:printed-by>
    <meta:document-statistic meta:table-count="0" meta:image-count="0" meta:object-count="0" meta:page-count="4" meta:paragraph-count="77" meta:word-count="303" meta:character-count="2549" meta:non-whitespace-character-count="2020"/>
  </office:meta>
</office:document-meta>
</file>